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2000003623C028F3FB52B82C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12cm" svg:stroke-color="#9999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34cm" svg:height="15.275cm" svg:x="14.444cm" svg:y="0.254cm">
          <draw:image xlink:href="Pictures/10000201000002D2000003623C028F3FB52B82CC.png" xlink:type="simple" xlink:show="embed" xlink:actuate="onLoad" loext:mime-type="image/png">
            <text:p/>
          </draw:image>
        </draw:frame>
        <draw:line draw:style-name="gr2" draw:text-style-name="P2" draw:layer="layout" svg:x1="13.224cm" svg:y1="2.232cm" svg:x2="13.224cm" svg:y2="3.302cm">
          <text:p/>
        </draw:line>
        <draw:frame draw:style-name="gr3" draw:text-style-name="P3" draw:layer="layout" svg:width="2.051cm" svg:height="0.962cm" svg:x="11.3cm" svg:y="2.27cm">
          <draw:text-box>
            <text:p>1 min</text:p>
          </draw:text-box>
        </draw:frame>
        <draw:line draw:style-name="gr2" draw:text-style-name="P2" draw:layer="layout" svg:x1="13.208cm" svg:y1="6.35cm" svg:x2="13.208cm" svg:y2="7.92cm">
          <text:p/>
        </draw:line>
        <draw:line draw:style-name="gr4" draw:text-style-name="P2" draw:layer="layout" svg:x1="13.389cm" svg:y1="0.467cm" svg:x2="14.459cm" svg:y2="0.467cm">
          <text:p/>
        </draw:line>
        <draw:line draw:style-name="gr4" draw:text-style-name="P2" draw:layer="layout" svg:x1="13.389cm" svg:y1="2.367cm" svg:x2="14.459cm" svg:y2="2.367cm">
          <text:p/>
        </draw:line>
        <draw:line draw:style-name="gr4" draw:text-style-name="P2" draw:layer="layout" svg:x1="13.389cm" svg:y1="3.267cm" svg:x2="14.459cm" svg:y2="3.267cm">
          <text:p/>
        </draw:line>
        <draw:line draw:style-name="gr4" draw:text-style-name="P2" draw:layer="layout" svg:x1="13.389cm" svg:y1="5.567cm" svg:x2="14.459cm" svg:y2="5.567cm">
          <text:p/>
        </draw:line>
        <draw:line draw:style-name="gr4" draw:text-style-name="P2" draw:layer="layout" svg:x1="13.389cm" svg:y1="6.467cm" svg:x2="14.459cm" svg:y2="6.467cm">
          <text:p/>
        </draw:line>
        <draw:line draw:style-name="gr4" draw:text-style-name="P2" draw:layer="layout" svg:x1="13.389cm" svg:y1="13.767cm" svg:x2="14.459cm" svg:y2="13.767cm">
          <text:p/>
        </draw:line>
        <draw:line draw:style-name="gr4" draw:text-style-name="P2" draw:layer="layout" svg:x1="13.389cm" svg:y1="14.267cm" svg:x2="14.459cm" svg:y2="14.267cm">
          <text:p/>
        </draw:line>
        <draw:line draw:style-name="gr4" draw:text-style-name="P2" draw:layer="layout" svg:x1="13.389cm" svg:y1="15.267cm" svg:x2="14.459cm" svg:y2="15.267cm">
          <text:p/>
        </draw:line>
        <draw:line draw:style-name="gr4" draw:text-style-name="P2" draw:layer="layout" svg:x1="13.97cm" svg:y1="12.467cm" svg:x2="14.459cm" svg:y2="12.467cm">
          <text:p/>
        </draw:line>
        <draw:line draw:style-name="gr4" draw:text-style-name="P2" draw:layer="layout" svg:x1="13.971cm" svg:y1="11.467cm" svg:x2="14.46cm" svg:y2="11.467cm">
          <text:p/>
        </draw:line>
        <draw:line draw:style-name="gr4" draw:text-style-name="P2" draw:layer="layout" svg:x1="13.972cm" svg:y1="10.567cm" svg:x2="14.461cm" svg:y2="10.567cm">
          <text:p/>
        </draw:line>
        <draw:line draw:style-name="gr4" draw:text-style-name="P2" draw:layer="layout" svg:x1="13.973cm" svg:y1="9.667cm" svg:x2="14.462cm" svg:y2="9.667cm">
          <text:p/>
        </draw:line>
        <draw:line draw:style-name="gr4" draw:text-style-name="P2" draw:layer="layout" svg:x1="13.974cm" svg:y1="8.767cm" svg:x2="14.463cm" svg:y2="8.767cm">
          <text:p/>
        </draw:line>
        <draw:line draw:style-name="gr4" draw:text-style-name="P2" draw:layer="layout" svg:x1="13.975cm" svg:y1="7.867cm" svg:x2="14.464cm" svg:y2="7.867cm">
          <text:p/>
        </draw:line>
        <draw:frame draw:style-name="gr3" draw:text-style-name="P3" draw:layer="layout" svg:width="2.051cm" svg:height="0.962cm" svg:x="11.301cm" svg:y="6.57cm">
          <draw:text-box>
            <text:p>1 min</text:p>
          </draw:text-box>
        </draw:frame>
        <draw:frame draw:style-name="gr3" draw:text-style-name="P3" draw:layer="layout" svg:width="2.051cm" svg:height="0.962cm" svg:x="11.301cm" svg:y="2.27cm">
          <draw:text-box>
            <text:p>1 min</text:p>
          </draw:text-box>
        </draw:frame>
        <draw:line draw:style-name="gr2" draw:text-style-name="P2" draw:layer="layout" svg:x1="13.509cm" svg:y1="7.95cm" svg:x2="13.509cm" svg:y2="8.736cm">
          <text:p/>
        </draw:line>
        <draw:frame draw:style-name="gr3" draw:text-style-name="P3" draw:layer="layout" svg:width="2.051cm" svg:height="0.962cm" svg:x="11.302cm" svg:y="7.87cm">
          <draw:text-box>
            <text:p>6 min</text:p>
          </draw:text-box>
        </draw:frame>
        <draw:line draw:style-name="gr2" draw:text-style-name="P2" draw:layer="layout" svg:x1="13.263cm" svg:y1="8.942cm" svg:x2="13.263cm" svg:y2="9.728cm">
          <text:p/>
        </draw:line>
        <draw:frame draw:style-name="gr3" draw:text-style-name="P3" draw:layer="layout" svg:width="2.403cm" svg:height="0.962cm" svg:x="10.956cm" svg:y="8.862cm">
          <draw:text-box>
            <text:p>12 min</text:p>
          </draw:text-box>
        </draw:frame>
        <draw:line draw:style-name="gr2" draw:text-style-name="P2" draw:layer="layout" svg:x1="13.563cm" svg:y1="9.742cm" svg:x2="13.563cm" svg:y2="10.528cm">
          <text:p/>
        </draw:line>
        <draw:frame draw:style-name="gr3" draw:text-style-name="P3" draw:layer="layout" svg:width="2.403cm" svg:height="0.962cm" svg:x="11.056cm" svg:y="9.662cm">
          <draw:text-box>
            <text:p>14 min</text:p>
          </draw:text-box>
        </draw:frame>
        <draw:line draw:style-name="gr2" draw:text-style-name="P2" draw:layer="layout" svg:x1="13.317cm" svg:y1="10.734cm" svg:x2="13.317cm" svg:y2="11.52cm">
          <text:p/>
        </draw:line>
        <draw:frame draw:style-name="gr3" draw:text-style-name="P3" draw:layer="layout" svg:width="2.403cm" svg:height="0.962cm" svg:x="11.01cm" svg:y="10.654cm">
          <draw:text-box>
            <text:p>13 min</text:p>
          </draw:text-box>
        </draw:frame>
        <draw:line draw:style-name="gr2" draw:text-style-name="P2" draw:layer="layout" svg:x1="13.617cm" svg:y1="11.634cm" svg:x2="13.617cm" svg:y2="12.42cm">
          <text:p/>
        </draw:line>
        <draw:frame draw:style-name="gr3" draw:text-style-name="P3" draw:layer="layout" svg:width="3.673cm" svg:height="0.962cm" svg:x="9.71cm" svg:y="11.554cm">
          <draw:text-box>
            <text:p>1 hr 27 min</text:p>
          </draw:text-box>
        </draw:frame>
        <draw:line draw:style-name="gr2" draw:text-style-name="P2" draw:layer="layout" svg:x1="13.317cm" svg:y1="12.516cm" svg:x2="13.317cm" svg:y2="13.208cm">
          <text:p/>
        </draw:line>
        <draw:frame draw:style-name="gr3" draw:text-style-name="P3" draw:layer="layout" svg:width="3.673cm" svg:height="0.962cm" svg:x="9.61cm" svg:y="12.254cm">
          <draw:text-box>
            <text:p>1 hr 46 min</text:p>
          </draw:text-box>
        </draw:frame>
        <draw:line draw:style-name="gr4" draw:text-style-name="P2" draw:layer="layout" svg:x1="13.971cm" svg:y1="13.267cm" svg:x2="14.46cm" svg:y2="13.267cm">
          <text:p/>
        </draw:line>
        <draw:line draw:style-name="gr2" draw:text-style-name="P2" draw:layer="layout" svg:x1="13.617cm" svg:y1="13.234cm" svg:x2="13.617cm" svg:y2="13.767cm">
          <text:p/>
        </draw:line>
        <draw:frame draw:style-name="gr3" draw:text-style-name="P3" draw:layer="layout" svg:width="2.403cm" svg:height="0.962cm" svg:x="11.186cm" svg:y="13.054cm">
          <draw:text-box>
            <text:p>29 min</text:p>
          </draw:text-box>
        </draw:frame>
        <draw:line draw:style-name="gr2" draw:text-style-name="P2" draw:layer="layout" svg:x1="13.263cm" svg:y1="14.442cm" svg:x2="13.263cm" svg:y2="15.228cm">
          <text:p/>
        </draw:line>
        <draw:frame draw:style-name="gr3" draw:text-style-name="P3" draw:layer="layout" svg:width="2.018cm" svg:height="0.962cm" svg:x="11.256cm" svg:y="14.362cm">
          <draw:text-box>
            <text:p>1 sec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16T08:51:27.846295360</meta:creation-date>
    <dc:date>2020-01-16T09:10:41.996864864</dc:date>
    <meta:editing-duration>PT7M24S</meta:editing-duration>
    <meta:editing-cycles>1</meta:editing-cycles>
    <meta:document-statistic meta:object-count="60"/>
    <meta:generator>LibreOffice/6.3.3.2$MacOSX_X86_64 LibreOffice_project/a64200df03143b798afd1ec74a12ab50359878ed</meta:generator>
  </office:meta>
</office:document-meta>
</file>